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6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6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6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  <draw:custom-shape draw:style-name="gr8" draw:text-style-name="P1" draw:layer="layout" svg:width="1.422cm" svg:height="1.422cm" svg:x="17.54cm" svg:y="2.22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1cm" svg:y="1.255cm">
          <draw:text-box>
            <text:p>A</text:p>
          </draw:text-box>
        </draw:frame>
        <draw:custom-shape draw:style-name="gr9" draw:text-style-name="P1" draw:layer="layout" svg:width="1.422cm" svg:height="1.422cm" svg:x="18.94cm" svg:y="2.229cm">
          <text:p text:style-name="P1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1cm" svg:y="1.256cm">
          <draw:text-box>
            <text:p>B</text:p>
          </draw:text-box>
        </draw:frame>
        <draw:custom-shape draw:style-name="gr8" draw:text-style-name="P1" draw:layer="layout" svg:width="1.422cm" svg:height="1.422cm" svg:x="20.34cm" svg:y="2.23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1cm" svg:y="1.257cm">
          <draw:text-box>
            <text:p>C</text:p>
          </draw:text-box>
        </draw:frame>
        <draw:custom-shape draw:style-name="gr8" draw:text-style-name="P1" draw:layer="layout" svg:width="1.422cm" svg:height="1.422cm" svg:x="21.74cm" svg:y="2.231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1cm" svg:y="1.258cm">
          <draw:text-box>
            <text:p>D</text:p>
          </draw:text-box>
        </draw:frame>
        <draw:frame draw:style-name="gr7" draw:layer="layout" svg:width="0.925cm" svg:height="0.962cm" svg:x="16.711cm" svg:y="2.455cm">
          <draw:text-box>
            <text:p>A</text:p>
          </draw:text-box>
        </draw:frame>
        <draw:custom-shape draw:style-name="gr9" draw:text-style-name="P1" draw:layer="layout" svg:width="1.422cm" svg:height="1.422cm" svg:x="17.541cm" svg:y="3.629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1cm" svg:y="3.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0.341cm" svg:y="3.6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1.741cm" svg:y="3.6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2cm" svg:y="3.856cm">
          <draw:text-box>
            <text:p>B</text:p>
          </draw:text-box>
        </draw:frame>
        <draw:custom-shape draw:style-name="gr8" draw:text-style-name="P1" draw:layer="layout" svg:width="1.422cm" svg:height="1.422cm" svg:x="17.542cm" svg:y="5.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18.942cm" svg:y="5.0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2cm" svg:y="5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1.742cm" svg:y="5.033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5.257cm">
          <draw:text-box>
            <text:p>C</text:p>
          </draw:text-box>
        </draw:frame>
        <draw:custom-shape draw:style-name="gr8" draw:text-style-name="P1" draw:layer="layout" svg:width="1.422cm" svg:height="1.422cm" svg:x="17.543cm" svg:y="6.4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18.943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0.343cm" svg:y="6.433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3cm" svg:y="6.4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4cm" svg:y="6.65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1:10.548977650</dc:date>
    <dc:creator>elucterio </dc:creator>
    <meta:editing-duration>PT15M20S</meta:editing-duration>
    <meta:editing-cycles>8</meta:editing-cycles>
    <meta:generator>LibreOffice/4.2.8.2$Linux_X86_64 LibreOffice_project/420m0$Build-2</meta:generator>
    <meta:document-statistic meta:object-count="36"/>
  </office:meta>
</office:document-meta>
</file>